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ompte" style:family="table" style:master-page-name="">
      <style:table-properties style:width="17.011cm" fo:margin-left="0cm" fo:margin-right="-0.012cm" style:page-number="0" table:align="margins"/>
    </style:style>
    <style:style style:name="tabDecompte.A" style:family="table-column">
      <style:table-column-properties style:column-width="8.888cm" style:rel-column-width="34242*"/>
    </style:style>
    <style:style style:name="tabDecompte.B" style:family="table-column">
      <style:table-column-properties style:column-width="1.667cm" style:rel-column-width="6421*"/>
    </style:style>
    <style:style style:name="tabDecompte.C" style:family="table-column">
      <style:table-column-properties style:column-width="2.965cm" style:rel-column-width="11423*"/>
    </style:style>
    <style:style style:name="tabDecompte.D" style:family="table-column">
      <style:table-column-properties style:column-width="1.164cm" style:rel-column-width="4484*"/>
    </style:style>
    <style:style style:name="tabDecompte.E" style:family="table-column">
      <style:table-column-properties style:column-width="2.327cm" style:rel-column-width="8965*"/>
    </style:style>
    <style:style style:name="tabDecompte.A1" style:family="table-cell">
      <style:table-cell-properties fo:background-color="transparent" fo:padding="0cm" fo:border="none">
        <style:background-image/>
      </style:table-cell-properties>
    </style:style>
    <style:style style:name="tabDecompte.D4" style:family="table-cell">
      <style:table-cell-properties fo:background-color="transparent" fo:padding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margin-top="0.199cm" fo:margin-bottom="0.049cm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style:font-size-asian="11pt" style:font-name-complex="Arial" style:font-size-complex="11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1pt" style:text-underline-style="none" style:font-size-asian="11pt" style:font-name-complex="Arial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normal" fo:background-color="transparent" style:font-size-asian="11pt" style:font-weight-asian="normal" style:font-name-complex="Arial" style:font-size-complex="11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" style:family="text">
      <style:text-properties fo:font-variant="normal" fo:text-transform="none" fo:font-style="normal"/>
    </style:style>
    <style:style style:name="T2" style:family="text">
      <style:text-properties fo:font-variant="normal" fo:text-transform="none" fo:font-style="normal" fo:font-weight="normal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Decompte" table:style-name="tabDecompte">
        <table:table-column table:style-name="tabDecompte.A"/>
        <table:table-column table:style-name="tabDecompte.B"/>
        <table:table-column table:style-name="tabDecompte.C"/>
        <table:table-column table:style-name="tabDecompte.D"/>
        <table:table-column table:style-name="tabDecompte.E"/>
        <table:table-row>
          <table:table-cell table:style-name="tabDecompte.A1" office:value-type="string">
            <text:p text:style-name="P2">%=decompte=%</text:p>
          </table:table-cell>
          <table:table-cell table:style-name="tabDecompte.A1" office:value-type="string">
            <text:p text:style-name="P3"/>
          </table:table-cell>
          <table:table-cell table:style-name="tabDecompte.A1" office:value-type="string">
            <text:p text:style-name="P3"/>
          </table:table-cell>
          <table:table-cell table:style-name="tabDecompte.A1" office:value-type="string">
            <text:p text:style-name="P4"/>
          </table:table-cell>
          <table:table-cell table:style-name="tabDecompte.A1" office:value-type="string">
            <text:p text:style-name="P4"/>
          </table:table-cell>
        </table:table-row>
        <table:table-row>
          <table:table-cell table:style-name="tabDecompte.A1" office:value-type="string">
            <text:p text:style-name="P5"><text:span text:style-name="T2">%{retro}%</text:span>%=retro=%</text:p>
          </table:table-cell>
          <table:table-cell table:style-name="tabDecompte.A1" office:value-type="string">
            <text:p text:style-name="P3">%=nombreMois=%</text:p>
          </table:table-cell>
          <table:table-cell table:style-name="tabDecompte.A1" office:value-type="string">
            <text:p text:style-name="P3">%=montantMensuel=%</text:p>
          </table:table-cell>
          <table:table-cell table:style-name="tabDecompte.A1" office:value-type="string">
            <text:p text:style-name="P4">%=chf=%</text:p>
          </table:table-cell>
          <table:table-cell table:style-name="tabDecompte.A1" office:value-type="string">
            <text:p text:style-name="P6">%=montantRetro=%</text:p>
          </table:table-cell>
        </table:table-row>
        <table:table-row>
          <table:table-cell table:style-name="tabDecompte.A1" office:value-type="string">
            <text:p text:style-name="P5"><text:span text:style-name="T2">%{future}%</text:span>%=future=%</text:p>
          </table:table-cell>
          <table:table-cell table:style-name="tabDecompte.A1" office:value-type="string">
            <text:p text:style-name="P3"/>
          </table:table-cell>
          <table:table-cell table:style-name="tabDecompte.A1" office:value-type="string">
            <text:p text:style-name="P3"/>
          </table:table-cell>
          <table:table-cell table:style-name="tabDecompte.A1" office:value-type="string">
            <text:p text:style-name="P4">%=chf=%</text:p>
          </table:table-cell>
          <table:table-cell table:style-name="tabDecompte.A1" office:value-type="string">
            <text:p text:style-name="P4">%=montantFuture=%</text:p>
          </table:table-cell>
        </table:table-row>
        <table:table-row>
          <table:table-cell table:style-name="tabDecompte.A1" office:value-type="string">
            <text:p text:style-name="P8"><text:span text:style-name="T1">%{compensationAvance}%</text:span>%=avance=%</text:p>
          </table:table-cell>
          <table:table-cell table:style-name="tabDecompte.A1" office:value-type="string">
            <text:p text:style-name="P9"/>
          </table:table-cell>
          <table:table-cell table:style-name="tabDecompte.A1" office:value-type="string">
            <text:p text:style-name="P9"/>
          </table:table-cell>
          <table:table-cell table:style-name="tabDecompte.D4" office:value-type="string">
            <text:p text:style-name="P10">%=chf=%</text:p>
          </table:table-cell>
          <table:table-cell table:style-name="tabDecompte.D4" office:value-type="string">
            <text:p text:style-name="P10">%=montantAvance=%</text:p>
          </table:table-cell>
        </table:table-row>
        <table:table-row>
          <table:table-cell table:style-name="tabDecompte.A1" office:value-type="string">
            <text:p text:style-name="P8"><text:span text:style-name="T1">%{total}%</text:span>%=total=%</text:p>
          </table:table-cell>
          <table:table-cell table:style-name="tabDecompte.A1" office:value-type="string">
            <text:p text:style-name="P9"/>
          </table:table-cell>
          <table:table-cell table:style-name="tabDecompte.A1" office:value-type="string">
            <text:p text:style-name="P9"/>
          </table:table-cell>
          <table:table-cell table:style-name="tabDecompte.A1" office:value-type="string">
            <text:p text:style-name="P10">%=chf=%</text:p>
          </table:table-cell>
          <table:table-cell table:style-name="tabDecompte.A1" office:value-type="string">
            <text:p text:style-name="P7">%=montantTotal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3-07-03T15:12:59</dc:date>
    <meta:editing-cycles>26</meta:editing-cycles>
    <meta:editing-duration>PT40M5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19" meta:character-count="226"/>
  </office:meta>
</office:document-meta>
</file>